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ttributeMethodArgumentResolverTests.handle( @ ModelAttribute @ Validated Pojo pojo , @ ModelAttribute @ Validated Mono &lt; Pojo &gt; mono , @ ModelAttribute @ Validated Single &lt; Pojo &gt; single , @ ModelAttribute ( binding = false ) NonBindingPojo nonBindingPojo , @ ModelAttribute ( binding = false ) Mono &lt; NonBindingPojo &gt; monoNonBindingPojo , @ ModelAttribute ( binding = false ) Single &lt; NonBindingPojo &gt; singleNonBindingPojo , @ ModelAttribute ( binding = false ) @ Validated ValidatedPojo validatedPojo , @ ModelAttribute ( binding = false ) @ Validated Mono &lt; ValidatedPojo &gt; monoValidatedPojo , @ ModelAttribute ( binding = false ) @ Validated Single &lt; ValidatedPojo &gt; singleValidatedPojo , Pojo pojoNotAnnotated , String stringNotAnnotated , Mono &lt; Pojo &gt; monoNotAnnotated , Mono &lt; String &gt; monoStringNotAnnotated , DataClass dataClassNotAnnot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AttributeMethodArgumentResolverTests.validationErrorWithoutBindingFor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MethodArgumentResolverTests.createButDoNotBindToSi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testValidationError( MethodParameter param , Function &lt; Mono &lt; ? &gt; , Mono &lt; ? &gt; &gt; valueMonoExtractor , String formData , String field , String rejected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idatedPoj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edPoj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sup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oj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ttributeMethodArgumentResolverTests.createButDoNot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ttributeMethodArgumentResolverTests.validationErrorFor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AttributeMethodArgumentResolverTests.bindExisting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AttributeMethodArgumentResolverTests.createButDoNotBindTo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AttributeMethodArgumentResolverTests.creat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createAndBindTo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AttributeMethodArgumentResolverTests.bindExistingMonoTo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elAttributeMethodArgumentResolverTests.bindExisting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delAttributeMethodArgumentResolverTests.supportsWithDefaul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AttributeMethodArgumentResolverTests.postForm( String form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ttributeMethodArgumentResolverTests.testValidationErrorWithoutBinding( MethodParameter parameter , Function &lt; Mono &lt; ? &gt; , Mono &lt; ? &gt; &gt; valueMono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testValidationError( MethodParameter parameter , Function &lt; Mono &lt; ? &gt; , Mono &lt; ? &gt; &gt; valueMono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validationErrorWithoutBindingForSi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jo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jo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createButDoNotBindToPojo( String modelKey , MethodParameter methodParameter , Function &lt; Object , NonBindingPojo &gt; value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j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validationErrorWithoutBindingFor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ttributeMethodArgumentResolverTests.bindExi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idatedPoj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BindingPoj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validationErrorForPoj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ttributeMethodArgumentResolverTests.createAndBindToSi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Class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BindingPoj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bindDat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Class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Class.DataClass( String name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BindingPoj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MethodArgumentResolverTests.testBindPojo( String modelKey , MethodParameter param , Function &lt; Object , Pojo &gt; value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elAttributeMethodArgumentResolverTests.createAndB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ttributeMethodArgumentResolverTests.validationErrorForSing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